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bb9" officeooo:paragraph-rsid="000e1bb9"/>
    </style:style>
    <style:style style:name="P2" style:family="paragraph" style:parent-style-name="Standard">
      <style:text-properties officeooo:rsid="000fac88" officeooo:paragraph-rsid="000fac88"/>
    </style:style>
    <style:style style:name="P3" style:family="paragraph" style:parent-style-name="Standard">
      <style:text-properties fo:font-weight="bold" officeooo:rsid="00113043" officeooo:paragraph-rsid="00113043" style:font-weight-asian="bold" style:font-weight-complex="bold"/>
    </style:style>
    <style:style style:name="P4" style:family="paragraph" style:parent-style-name="Standard">
      <style:text-properties officeooo:rsid="00145fd6" officeooo:paragraph-rsid="00145fd6"/>
    </style:style>
    <style:style style:name="P5" style:family="paragraph" style:parent-style-name="Standard">
      <style:text-properties officeooo:rsid="0014a665" officeooo:paragraph-rsid="0014a665"/>
    </style:style>
    <style:style style:name="P6" style:family="paragraph" style:parent-style-name="Standard">
      <style:text-properties officeooo:rsid="000e1bb9" officeooo:paragraph-rsid="000e1bb9"/>
    </style:style>
    <style:style style:name="P7" style:family="paragraph" style:parent-style-name="Standard">
      <style:text-properties officeooo:rsid="000e1bb9" officeooo:paragraph-rsid="001601b7"/>
    </style:style>
    <style:style style:name="P8" style:family="paragraph" style:parent-style-name="Standard">
      <style:text-properties officeooo:rsid="00156651" officeooo:paragraph-rsid="00156651"/>
    </style:style>
    <style:style style:name="P9" style:family="paragraph" style:parent-style-name="Standard">
      <style:text-properties officeooo:rsid="00156651" officeooo:paragraph-rsid="001c042f"/>
    </style:style>
    <style:style style:name="P10" style:family="paragraph" style:parent-style-name="Standard">
      <style:text-properties officeooo:rsid="0015fd0b" officeooo:paragraph-rsid="0015fd0b"/>
    </style:style>
    <style:style style:name="P11" style:family="paragraph" style:parent-style-name="Standard">
      <style:text-properties officeooo:rsid="0016e2e9" officeooo:paragraph-rsid="0016e2e9"/>
    </style:style>
    <style:style style:name="P12" style:family="paragraph" style:parent-style-name="Standard">
      <style:text-properties fo:font-weight="bold" officeooo:rsid="00113043" officeooo:paragraph-rsid="00113043" style:font-weight-asian="bold" style:font-weight-complex="bold"/>
    </style:style>
    <style:style style:name="P13" style:family="paragraph" style:parent-style-name="Standard">
      <style:text-properties fo:font-weight="bold" officeooo:rsid="0019c472" officeooo:paragraph-rsid="0019c472" style:font-weight-asian="bold" style:font-weight-complex="bold"/>
    </style:style>
    <style:style style:name="P14" style:family="paragraph" style:parent-style-name="Standard">
      <style:text-properties fo:font-weight="bold" officeooo:rsid="000e1bb9" officeooo:paragraph-rsid="000e1bb9" style:font-weight-asian="bold" style:font-weight-complex="bold"/>
    </style:style>
    <style:style style:name="P15" style:family="paragraph" style:parent-style-name="Standard">
      <style:text-properties fo:font-weight="bold" officeooo:rsid="000fac88" officeooo:paragraph-rsid="000fac88" style:font-weight-asian="bold" style:font-weight-complex="bold"/>
    </style:style>
    <style:style style:name="P16" style:family="paragraph" style:parent-style-name="Standard">
      <style:text-properties fo:font-weight="bold" officeooo:rsid="001bc045" officeooo:paragraph-rsid="001bc045" style:font-weight-asian="bold" style:font-weight-complex="bold"/>
    </style:style>
    <style:style style:name="P17" style:family="paragraph" style:parent-style-name="Standard">
      <style:text-properties fo:font-weight="bold" officeooo:rsid="001bc045" officeooo:paragraph-rsid="000e1bb9" style:font-weight-asian="bold" style:font-weight-complex="bold"/>
    </style:style>
    <style:style style:name="P18" style:family="paragraph" style:parent-style-name="Standard">
      <style:text-properties fo:font-weight="bold" officeooo:rsid="00145fd6" officeooo:paragraph-rsid="00145fd6" style:font-weight-asian="bold" style:font-weight-complex="bold"/>
    </style:style>
    <style:style style:name="P19" style:family="paragraph" style:parent-style-name="Standard">
      <style:text-properties fo:font-weight="bold" officeooo:rsid="0014a665" officeooo:paragraph-rsid="0014a665" style:font-weight-asian="bold" style:font-weight-complex="bold"/>
    </style:style>
    <style:style style:name="P20" style:family="paragraph" style:parent-style-name="Standard">
      <style:text-properties fo:font-weight="bold" officeooo:rsid="00156651" officeooo:paragraph-rsid="001c042f" style:font-weight-asian="bold" style:font-weight-complex="bold"/>
    </style:style>
    <style:style style:name="P21" style:family="paragraph" style:parent-style-name="Standard">
      <style:text-properties fo:font-weight="bold" officeooo:rsid="001601b7" officeooo:paragraph-rsid="001601b7" style:font-weight-asian="bold" style:font-weight-complex="bold"/>
    </style:style>
    <style:style style:name="P22" style:family="paragraph" style:parent-style-name="Standard">
      <style:text-properties fo:font-weight="normal" officeooo:rsid="0019c472" officeooo:paragraph-rsid="0019c472" style:font-weight-asian="normal" style:font-weight-complex="normal"/>
    </style:style>
    <style:style style:name="P23" style:family="paragraph" style:parent-style-name="Standard">
      <style:text-properties fo:font-weight="normal" officeooo:rsid="0014a665" officeooo:paragraph-rsid="0014a665" style:font-weight-asian="normal" style:font-weight-complex="normal"/>
    </style:style>
    <style:style style:name="P24" style:family="paragraph" style:parent-style-name="Standard">
      <style:text-properties officeooo:rsid="0019c472" officeooo:paragraph-rsid="0019c472"/>
    </style:style>
    <style:style style:name="P25" style:family="paragraph" style:parent-style-name="Standard">
      <style:text-properties officeooo:rsid="001bc045" officeooo:paragraph-rsid="001bc045"/>
    </style:style>
    <style:style style:name="P26" style:family="paragraph" style:parent-style-name="Standard">
      <style:text-properties officeooo:rsid="0014a665" officeooo:paragraph-rsid="0014a665"/>
    </style:style>
    <style:style style:name="P27" style:family="paragraph" style:parent-style-name="Standard">
      <style:text-properties officeooo:rsid="0014a665" officeooo:paragraph-rsid="001bc045"/>
    </style:style>
    <style:style style:name="P28" style:family="paragraph" style:parent-style-name="Standard">
      <style:text-properties officeooo:rsid="0014a665" officeooo:paragraph-rsid="001c042f"/>
    </style:style>
    <style:style style:name="P29" style:family="paragraph" style:parent-style-name="Standard">
      <style:text-properties style:text-underline-style="solid" style:text-underline-width="auto" style:text-underline-color="font-color" fo:font-weight="bold" officeooo:rsid="001bc045" officeooo:paragraph-rsid="001bc045" style:font-weight-asian="bold" style:font-weight-complex="bold"/>
    </style:style>
    <style:style style:name="P30" style:family="paragraph" style:parent-style-name="Standard" style:list-style-name="L2">
      <style:text-properties officeooo:paragraph-rsid="0014a665"/>
    </style:style>
    <style:style style:name="P31" style:family="paragraph" style:parent-style-name="Standard" style:list-style-name="L2">
      <style:text-properties officeooo:paragraph-rsid="001c042f"/>
    </style:style>
    <style:style style:name="P32" style:family="paragraph" style:parent-style-name="Standard" style:list-style-name="L3">
      <style:text-properties officeooo:paragraph-rsid="001bc045"/>
    </style:style>
    <style:style style:name="P33" style:family="paragraph" style:parent-style-name="Standard">
      <style:text-properties officeooo:rsid="001c042f" officeooo:paragraph-rsid="001c042f"/>
    </style:style>
    <style:style style:name="P34" style:family="paragraph" style:parent-style-name="Standard">
      <style:text-properties officeooo:rsid="00113043" officeooo:paragraph-rsid="00113043"/>
    </style:style>
    <style:style style:name="T1" style:family="text">
      <style:text-properties officeooo:rsid="00156651"/>
    </style:style>
    <style:style style:name="T2" style:family="text">
      <style:text-properties officeooo:rsid="0019c472"/>
    </style:style>
    <style:style style:name="T3" style:family="text">
      <style:text-properties fo:font-weight="normal" style:font-weight-asian="normal" style:font-weight-complex="normal"/>
    </style:style>
    <style:style style:name="T4" style:family="text">
      <style:text-properties fo:font-weight="normal" officeooo:rsid="001bc045" style:font-weight-asian="normal" style:font-weight-complex="normal"/>
    </style:style>
    <style:style style:name="T5" style:family="text">
      <style:text-properties fo:font-weight="normal" officeooo:rsid="001c042f"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9c472" style:font-weight-asian="bold" style:font-weight-complex="bold"/>
    </style:style>
    <style:style style:name="T8" style:family="text">
      <style:text-properties fo:font-weight="bold" officeooo:rsid="001bc045" style:font-weight-asian="bold" style:font-weight-complex="bold"/>
    </style:style>
    <style:style style:name="T9" style:family="text">
      <style:text-properties officeooo:rsid="001bc045"/>
    </style:style>
    <style:style style:name="T10" style:family="text">
      <style:text-properties officeooo:rsid="0014a665"/>
    </style:style>
    <style:style style:name="T11" style:family="text">
      <style:text-properties officeooo:rsid="001c042f"/>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6">This is a document that we can add information to in <text:s/>order to help each other on git hub. Anyone can change or add to this document so we can have an easy reference to GitHub commands. If you find anything else that is useful feel free to add it here. </text:span></text:p>
      <text:p text:style-name="P3"/>
      <text:p text:style-name="P3"/>
      <text:p text:style-name="P3"/>
      <text:p text:style-name="P22">We have Michaels main repository</text:p>
      <text:p text:style-name="P22">We need to go though the steps to fork that repository </text:p>
      <text:p text:style-name="P22">Now we have the freedom to add to this however we want </text:p>
      <text:p text:style-name="P22">We can add remove and edit files to the way we want</text:p>
      <text:p text:style-name="P22">Then we will push these up to our own individual repositories</text:p>
      <text:p text:style-name="P22">Once they are online we can then create a pull request to Michaels repository on the GetHub website</text:p>
      <text:p text:style-name="P22">Users with access to this repository(everyone at this point) can go and accept the pull request and add it <text:tab/>to the repository</text:p>
      <text:p text:style-name="P3"/>
      <text:p text:style-name="P3"/>
      <text:p text:style-name="P1"/>
      <text:p text:style-name="P1">This will help you edit the directory that you forked from the final </text:p>
      <text:p text:style-name="P1"/>
      <text:p text:style-name="P1"/>
      <text:p text:style-name="P13">git status <text:s text:c="4"/>//<text:span text:style-name="T3">this will tell you what changes you have made that have not yet been committed</text:span></text:p>
      <text:p text:style-name="P1"/>
      <text:p text:style-name="P14">*<text:span text:style-name="T2">We can add files to this git directory<text:tab/>Remove files from it <text:tab/><text:tab/>Edit files from it*</text:span></text:p>
      <text:p text:style-name="P1"/>
      <text:p text:style-name="P24">When we are good to go we can use the status command to see what changes have been made and then we need to go through th process of adding them to our commit. </text:p>
      <text:p text:style-name="P1"/>
      <text:p text:style-name="P1"><text:span text:style-name="T6">git add </text:span><text:span text:style-name="T7">{</text:span><text:span text:style-name="T6">filename </text:span><text:span text:style-name="T7">}</text:span><text:span text:style-name="T6"> <text:s/></text:span><text:s text:c="9"/>// this will add just a single file that you have either created or added to the <text:tab/><text:tab/><text:tab/><text:tab/> <text:s text:c="5"/>directory</text:p>
      <text:p text:style-name="P1"><text:span text:style-name="T6">git add * <text:s text:c="9"/></text:span><text:s text:c="10"/>//this will add everything that you have in your current directory and will <text:s text:c="3"/>create <text:tab/><text:tab/> <text:s text:c="11"/>an updated version of this into your <text:s/>online repository </text:p>
      <text:p text:style-name="P1"/>
      <text:p text:style-name="P1"><text:span text:style-name="T6">git rm -f <text:s/>filename <text:s/></text:span><text:s text:c="6"/>//this will remove one of the file from you local directory and will allow you to <text:tab/><text:tab/><text:tab/> <text:s text:c="15"/>also remove it from your online repository as well</text:p>
      <text:p text:style-name="P1"/>
      <text:p text:style-name="P24">These will then be added to the commit </text:p>
      <text:p text:style-name="P1"/>
      <text:p text:style-name="P1"/>
      <text:p text:style-name="P1"/>
      <text:p text:style-name="P1"/>
      <text:p text:style-name="P1"/>
      <text:p text:style-name="P14">git commit -m “<text:span text:style-name="T2">message for commit</text:span>”</text:p>
      <text:p text:style-name="P1"/>
      <text:p text:style-name="P1"/>
      <text:p text:style-name="P2"><text:span text:style-name="T9">All the changes will then be stored in the commit</text:span> </text:p>
      <text:p text:style-name="P2"/>
      <text:p text:style-name="P2"/>
      <text:p text:style-name="P15">git push -u origin master <text:s text:c="4"/>//<text:span text:style-name="T4">This will take everything in the commit and add it to your personal <text:tab/><text:tab/><text:tab/><text:tab/> <text:s text:c="13"/>forked repository</text:span></text:p>
      <text:p text:style-name="P2"><text:soft-page-break/></text:p>
      <text:p text:style-name="P2"/>
      <text:p text:style-name="P2">It should then ask you for your username and password for your account and then will proceed to update you repository</text:p>
      <text:p text:style-name="P2"/>
      <text:p text:style-name="P25"/>
      <text:p text:style-name="P25"/>
      <text:p text:style-name="P29">Branches</text:p>
      <text:p text:style-name="P25">From what I understand branches supposed to be used for different areas of the code you are working on. If you are trying to fix a problem or add a feature then you could create a new branch for each topic</text:p>
      <text:p text:style-name="P25"/>
      <text:p text:style-name="P25"/>
      <text:p text:style-name="P25"/>
      <text:p text:style-name="P4">// this can be used to add a local branch to the online directory</text:p>
      <text:p text:style-name="P18">$ git checkout -b <text:span text:style-name="T9">{</text:span>feature_branch_name<text:span text:style-name="T9">} <text:s text:c="2"/>//</text:span><text:span text:style-name="T4">This will add a branch to your local directory</text:span></text:p>
      <text:p text:style-name="P4">... edit files, add and commit ...</text:p>
      <text:p text:style-name="P4"><text:span text:style-name="T6">$ git push -u origin </text:span><text:span text:style-name="T8">{</text:span><text:span text:style-name="T6">feature_branch_name</text:span><text:span text:style-name="T8">} </text:span><text:span text:style-name="T9"><text:s text:c="2"/>//This will push the branch up to you online repository </text:span></text:p>
      <text:p text:style-name="P17"/>
      <text:p text:style-name="P17"/>
      <text:p text:style-name="P16">git branch <text:tab/><text:tab/><text:tab/><text:tab/>//<text:span text:style-name="T3">see the names of all the branches you have</text:span></text:p>
      <text:p text:style-name="P25"><text:span text:style-name="T6">git checkout {branch_name} </text:span><text:s text:c="2"/><text:tab/>//this will allow you to switch to a different branch</text:p>
      <text:p text:style-name="P1"/>
      <text:p text:style-name="P5"/>
      <text:p text:style-name="P5"/>
      <text:p text:style-name="P29">Remotes</text:p>
      <text:p text:style-name="P5"/>
      <text:p text:style-name="P5"/>
      <text:p text:style-name="P5"/>
      <text:p text:style-name="P20">git remote <text:s/><text:tab/><text:tab/><text:tab/>//<text:span text:style-name="T5">this will show you the remotes you currently have</text:span></text:p>
      <text:p text:style-name="P20">git remote -v<text:tab/><text:tab/><text:tab/>//<text:span text:style-name="T3"> </text:span><text:span text:style-name="T5">this will show you the remotes you currently <text:s/>have plus their addresses</text:span></text:p>
      <text:p text:style-name="P23"/>
      <text:p text:style-name="P27"><text:s text:c="3"/><text:span text:style-name="T6"><text:s/>git clone </text:span><text:span text:style-name="T8">remote <text:tab/><text:tab/><text:tab/><text:tab/><text:tab/></text:span></text:p>
      <text:p text:style-name="P28"><text:span text:style-name="T6"><text:s text:c="4"/></text:span><text:span text:style-name="T8">git clone </text:span><text:a xlink:type="simple" xlink:href="http://linkto/"><text:span text:style-name="T8">http://linkto</text:span></text:a><text:span text:style-name="T8">repo</text:span><text:span text:style-name="T6"> <text:tab/></text:span><text:tab/><text:tab/> // grab a complete copy of another user's repository</text:p>
      <text:p text:style-name="P28"/>
      <text:p text:style-name="P28"><text:span text:style-name="T11">The idea of a remote is so that you do not have to go back and type in the address every time you want to update something</text:span></text:p>
      <text:p text:style-name="P5"/>
      <text:p text:style-name="P5"/>
      <text:list xml:id="list1750760320252554734" text:style-name="L3">
        <text:list-item>
          <text:p text:style-name="P32"><text:span text:style-name="T9">This will create a new folder with all the files from the repository </text:span></text:p>
        </text:list-item>
      </text:list>
      <text:list xml:id="list8446781952277107711" text:style-name="L2">
        <text:list-item>
          <text:p text:style-name="P30"><text:span text:style-name="T10">It is initialized as a Git repository</text:span></text:p>
        </text:list-item>
        <text:list-item>
          <text:p text:style-name="P31"><text:span text:style-name="T10">A remote named origin is created, pointing to the URL you cloned from </text:span></text:p>
        </text:list-item>
        <text:list-item>
          <text:p text:style-name="P30"><text:span text:style-name="T10">The default branch (usually called master) is checked out</text:span></text:p>
        </text:list-item>
      </text:list>
      <text:p text:style-name="P5"/>
      <text:p text:style-name="P19"><text:span text:style-name="T11">Y</text:span>ou would do this at the beginning of the process <text:span text:style-name="T11">when you are starting off</text:span></text:p>
      <text:p text:style-name="P5"><text:s text:c="4"/></text:p>
      <text:p text:style-name="P5"/>
      <text:p text:style-name="P28"><text:span text:style-name="T6">git fetch</text:span>- <text:span text:style-name="T1">This will pull down all the data from that remote project that you don't <text:s/>have yet</text:span></text:p>
      <text:p text:style-name="P9">After this you should have reference to all the branches from that remote which you can merge in or <text:soft-page-break/>inspect at any time</text:p>
      <text:p text:style-name="P5"/>
      <text:p text:style-name="P19">git fetch remotename</text:p>
      <text:p text:style-name="P5"># Fetches updates made to a remote repository</text:p>
      <text:p text:style-name="P5"/>
      <text:p text:style-name="P5"><text:span text:style-name="T6"><text:s/>git merge</text:span>- combinds your local changes with changes made by others </text:p>
      <text:p text:style-name="P5"/>
      <text:p text:style-name="P19">git merge remotename/branchname</text:p>
      <text:p text:style-name="P5"># Merges updates made online with your local work</text:p>
      <text:p text:style-name="P5"/>
      <text:p text:style-name="P5"/>
      <text:p text:style-name="P5"><text:span text:style-name="T6">git pull-</text:span> shortcut for fetch and merge in the same command</text:p>
      <text:p text:style-name="P5"/>
      <text:p text:style-name="P19">git pull remotename branchname</text:p>
      <text:p text:style-name="P5"># Grabs online updates and merges them with your local work</text:p>
      <text:p text:style-name="P5"/>
      <text:p text:style-name="P5">Because pull performs a merge on the retrieved changes, you should ensure that your local work is committed before running the pull command. If you run into a merge conflict you cannot resolve, or if you decide to quit the merge, you can use git merge --abort to take the branch back to where it was in before you pulled.</text:p>
      <text:p text:style-name="P1"/>
      <text:p text:style-name="P1"/>
      <text:p text:style-name="P8"><text:s/></text:p>
      <text:p text:style-name="P8"/>
      <text:p text:style-name="P8"/>
      <text:p text:style-name="P8"/>
      <text:p text:style-name="P33"><text:span text:style-name="T12">Retrieve <text:s/>deleted files</text:span></text:p>
      <text:p text:style-name="P33"/>
      <text:p text:style-name="P33">not really sure what this does but it worked for me when I deleted a file off the local directory and then was able to get it back before I went through the commit process</text:p>
      <text:p text:style-name="P10"/>
      <text:p text:style-name="P10"/>
      <text:p text:style-name="P21">git checkout -f</text:p>
      <text:p text:style-name="P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8:40:18.780165071</meta:creation-date>
    <meta:editing-duration>PT1H53M38S</meta:editing-duration>
    <meta:editing-cycles>9</meta:editing-cycles>
    <meta:generator>LibreOffice/4.2.3.3$Linux_X86_64 LibreOffice_project/420m0$Build-3</meta:generator>
    <dc:date>2014-11-12T02:14:03.668006384</dc:date>
    <meta:document-statistic meta:table-count="0" meta:image-count="0" meta:object-count="0" meta:page-count="3" meta:paragraph-count="55" meta:word-count="815" meta:character-count="4468" meta:non-whitespace-character-count="3541"/>
  </office:meta>
</office:document-meta>
</file>